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36"/>
    <style:style style:name="ce2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2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6"/>
          <table:table-cell table:style-name="ce2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31"/>
          <table:table-cell/>
          <table:table-cell table:style-name="ce31"/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/>
          <table:table-cell table:style-name="ce31"/>
          <table:table-cell/>
          <table:table-cell table:style-name="ce31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/>
          <table:table-cell table:style-name="ce31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/>
          <table:table-cell table:style-name="ce31"/>
          <table:table-cell table:style-name="ce2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/>
          <table:table-cell table:style-name="ce31"/>
          <table:table-cell table:style-name="ce2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31"/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14" calcext:value-type="float">
            <text:p>14</text:p>
          </table:table-cell>
          <table:table-cell table:style-name="ce2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/>
          <table:table-cell table:style-name="ce31"/>
          <table:table-cell table:style-name="ce28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/>
          <table:table-cell table:style-name="ce31"/>
          <table:table-cell/>
          <table:table-cell table:style-name="ce31"/>
          <table:table-cell table:style-name="ce28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0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31"/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31" office:value-type="float" office:value="11" calcext:value-type="float">
            <text:p>1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31" office:value-type="float" office:value="6" calcext:value-type="float">
            <text:p>6</text:p>
          </table:table-cell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 table:number-rows-repeated="81">
          <table:table-cell table:number-columns-repeated="4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:'2017-2018'.E100 '2017-2018'.G2:'2017-2018'.G100 '2017-2018'.I2:'2017-2018'.I100 '2017-2018'.K2:'2017-2018'.K100 '2017-2018'.M2:'2017-2018'.M100">
            <calcext:condition calcext:apply-style-name="Verlaengerung" calcext:value="&gt;=10" calcext:base-cell-address="'2017-2018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.00.0000</text:date>, <text:time style:data-style-name="N2" text:time-value="09:53:16.54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00</meta:editing-cycles>
    <meta:editing-duration>PT4H56M8S</meta:editing-duration>
    <dc:title>Saison Ekkart</dc:title>
    <dc:date>2018-02-13T09:54:35.155000000</dc:date>
    <meta:generator>LibreOffice/5.4.2.2$Windows_X86_64 LibreOffice_project/22b09f6418e8c2d508a9eaf86b2399209b0990f4</meta:generator>
    <dc:creator>Ekkart Kleinod</dc:creator>
    <meta:document-statistic meta:table-count="2" meta:cell-count="590" meta:object-count="0"/>
  </office:meta>
</office:document-meta>
</file>